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5-11-2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5-09-22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5-08-2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5-07-29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5-06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5-05-2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5-04-30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5-03-14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5-02-26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5-01-2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4-12-27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4-11-22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4-10-22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4-09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4-08-3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4-07-30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4-06-26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4-05-20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4-04-11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4-03-26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4-02-2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4-01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3-12-22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3-11-2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3-10-2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3-09-2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3-08-3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3-07-21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3-06-26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3-05-1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3-04-26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3-03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3-02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3-01-2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2-12-2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2-11-2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2-10-19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2-09-23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2-08-1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2-07-2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2-06-2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2-05-25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2-04-25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2-03-2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2-02-2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2-01-2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1-12-21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1-11-3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1-10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1-09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1-08-2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1-07-2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1-06-2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1-05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1-04-2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1-03-2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1-01-2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0-12-1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0-11-1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0-10-30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0-09-2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0-08-3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0-07-3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0-06-2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0-05-28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0-04-2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0-03-2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0-02-24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20-01-27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9-12-23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9-11-25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9-11-0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9-09-30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9-08-2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9-07-30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9-06-2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9-05-30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9-04-3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9-03-28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9-02-2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9-01-3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8-11-30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8-10-3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8-09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8-08-3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8-07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8-06-2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8-05-3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8-04-2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8-03-2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8-02-26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8-01-29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7-12-2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7-11-27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7-10-2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7-09-2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7-08-30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7-07-26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7-06-28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7-05-3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7-05-1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7-04-28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7-04-1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7-03-3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7-03-1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7-02-2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7-01-26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6-12-2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6-11-29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6-10-27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6-09-27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6-08-2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6-07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6-06-3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6-05-25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6-04-28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6-03-3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6-02-2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6-01-2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5-12-2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5-11-20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5-10-29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5-09-30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5-08-2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5-07-31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5-06-26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5-05-2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5-04-27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5-03-26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5-02-24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5-01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4-12-23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4-11-2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4-10-28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4-09-23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4-08-29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4-07-28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4-06-2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4-05-27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4-04-28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4-03-2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4-02-2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4-01-28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3-12-30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3-11-26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3-10-24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3-09-24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3-08-28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3-07-30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3-06-2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3-05-2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3-04-29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3-03-2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3-02-26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3-01-29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2-12-28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2-11-2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2-11-02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2-09-25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2-08-29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2-07-3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2-06-26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2-05-2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2-04-2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2-03-19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2-02-22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2-01-23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12-2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11-1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10-2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10-18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20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1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2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28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23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2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22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23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2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22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22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1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15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2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10-0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2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31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1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23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2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2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2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24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19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1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22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1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1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09-2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09-1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08-19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07-2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06-2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05-2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04-2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03-1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02-23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8-11-2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8-10-2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8-09-23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8-08-2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8-07-29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8-06-2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8-05-22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8-04-29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8-03-24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8-02-28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8-01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7-11-2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7-11-1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7-10-2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7-09-19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7-08-24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7-07-1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7-06-2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7-05-2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7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7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7-01-1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6-12-1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6-11-2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6-10-1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6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5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5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5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4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4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3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2-02-2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1-12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1-10-2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1-05-2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0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0-09-2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0-08-2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0-07-2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0-06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0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2000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9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9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9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9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9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9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9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7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5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5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0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9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8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8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88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8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8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8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8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86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8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8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85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8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8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8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8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8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8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8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80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8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8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59077052401</text:p>
          </table:table-cell>
          <table:table-cell office:value-type="string" calcext:value-type="string">
            <text:p>CL Ec <text:s/>75</text:p>
          </table:table-cell>
          <table:table-cell office:value-type="string" calcext:value-type="string">
            <text:p>197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06" meta:object-count="0"/>
    <meta:user-defined meta:name="AppVersion">3.0</meta:user-defined>
  </office:meta>
</office:document-meta>
</file>